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ce4e5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svg:stroke-color="#ccbe00" draw:fill-color="#fff9ae" draw:textarea-horizontal-align="justify" draw:textarea-vertical-align="middle" draw:auto-grow-height="false" fo:min-height="0.564cm" fo:min-width="3.81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ce4e5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9a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13.637cm" svg:y="4.829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6.334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62cm" svg:height="0.762cm" svg:x="13.637cm" svg:y="5.589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318cm" svg:height="0.814cm" svg:x="5.953cm" svg:y="4.815cm">
          <text:p text:style-name="P1">current_month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0.286cm" svg:y1="5.184cm" svg:x2="13.588cm" svg:y2="5.1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09:51:25.861771028</meta:creation-date>
    <dc:date>2018-02-01T10:07:13.585824566</dc:date>
    <meta:editing-duration>PT12M44S</meta:editing-duration>
    <meta:editing-cycles>2</meta:editing-cycles>
    <meta:generator>LibreOffice/5.4.2.2.0$Linux_X86_64 LibreOffice_project/40m0$Build-2</meta:generator>
    <meta:document-statistic meta:object-count="5"/>
  </office:meta>
</office:document-meta>
</file>